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d9c79" officeooo:paragraph-rsid="001d9c79" style:font-size-asian="32pt" style:font-size-complex="32pt"/>
    </style:style>
    <style:style style:name="P2" style:family="paragraph" style:parent-style-name="Standard">
      <style:text-properties fo:font-size="24pt" officeooo:rsid="001d9c79" officeooo:paragraph-rsid="001d9c79" style:font-size-asian="24pt" style:font-size-complex="24pt"/>
    </style:style>
    <style:style style:name="P3" style:family="paragraph" style:parent-style-name="Standard">
      <style:text-properties fo:font-size="12pt" fo:language="zxx" fo:country="none" officeooo:rsid="001ea96e" officeooo:paragraph-rsid="001ea96e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zxx" fo:country="none" officeooo:rsid="0020a5ce" officeooo:paragraph-rsid="0020a5ce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font-size="12pt" fo:language="zxx" fo:country="none" officeooo:rsid="0020a5ce" officeooo:paragraph-rsid="0020a5ce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font-size="12pt" fo:language="zxx" fo:country="none" officeooo:rsid="0020a5ce" officeooo:paragraph-rsid="00222de8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font-size="12pt" fo:language="zxx" fo:country="none" officeooo:rsid="00222de8" officeooo:paragraph-rsid="00222de8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font-size="12pt" fo:language="zxx" fo:country="none" officeooo:rsid="002289ab" officeooo:paragraph-rsid="002289ab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text-properties fo:font-size="12pt" fo:language="zxx" fo:country="none" officeooo:rsid="0025e9f5" officeooo:paragraph-rsid="0025e9f5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font-size="12pt" fo:language="zxx" fo:country="none" officeooo:rsid="0025e9f5" officeooo:paragraph-rsid="002c53b9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fo:font-size="12pt" fo:language="zxx" fo:country="none" officeooo:rsid="0026d8be" officeooo:paragraph-rsid="0026d8be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font-size="12pt" fo:language="zxx" fo:country="none" officeooo:rsid="0026f610" officeooo:paragraph-rsid="0026f610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size="12pt" fo:language="zxx" fo:country="none" officeooo:rsid="002c53b9" officeooo:paragraph-rsid="002c53b9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font-size="12pt" fo:language="zxx" fo:country="none" officeooo:rsid="002de511" officeooo:paragraph-rsid="002de511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f1f1f"/>
    </style:style>
    <style:style style:name="P16" style:family="paragraph" style:parent-style-name="Standard">
      <style:paragraph-properties style:line-height-at-least="0.402cm"/>
    </style:style>
    <style:style style:name="P17" style:family="paragraph" style:parent-style-name="Standard">
      <style:text-properties officeooo:rsid="002984be" officeooo:paragraph-rsid="002984be"/>
    </style:style>
    <style:style style:name="P18" style:family="paragraph" style:parent-style-name="Standard">
      <style:text-properties fo:language="zxx" fo:country="none" officeooo:rsid="00276e34" officeooo:paragraph-rsid="00276e34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27dc75" officeooo:paragraph-rsid="00276e34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27dc75" officeooo:paragraph-rsid="0027dc75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286de5" officeooo:paragraph-rsid="00286de5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2984be" officeooo:paragraph-rsid="002984be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2af7f2" officeooo:paragraph-rsid="002984be" style:language-asian="zxx" style:country-asian="none" style:language-complex="zxx" style:country-complex="none"/>
    </style:style>
    <style:style style:name="P24" style:family="paragraph" style:parent-style-name="Standard">
      <style:text-properties fo:color="#6a9955" loext:opacity="100%" style:font-name="Droid Sans Mono" fo:font-size="8.39999961853027pt" fo:language="zxx" fo:country="none" fo:font-weight="normal" officeooo:rsid="00276e34" fo:background-color="#1f1f1f" style:language-asian="zxx" style:country-asian="none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fo:font-size="12pt" fo:language="zxx" fo:country="none" officeooo:rsid="002f777e" officeooo:paragraph-rsid="002f777e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text-align="justify" style:justify-single-word="false"/>
      <style:text-properties fo:font-size="12pt" fo:language="zxx" fo:country="none" officeooo:rsid="002289ab" officeooo:paragraph-rsid="002289ab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officeooo:rsid="0020a5ce"/>
    </style:style>
    <style:style style:name="T2" style:family="text">
      <style:text-properties fo:font-size="12pt" fo:language="zxx" fo:country="none" officeooo:rsid="0026f610" style:font-size-asian="10.5pt" style:language-asian="zxx" style:country-asian="none" style:font-size-complex="12pt" style:language-complex="zxx" style:country-complex="none"/>
    </style:style>
    <style:style style:name="T3" style:family="text">
      <style:text-properties fo:color="#6a9955" loext:opacity="100%" style:font-name="Droid Sans Mono" fo:font-size="8.39999961853027pt" fo:font-weight="normal" fo:background-color="#1f1f1f" loext:char-shading-value="0"/>
    </style:style>
    <style:style style:name="T4" style:family="text">
      <style:text-properties fo:color="#6a9955" loext:opacity="100%" style:font-name="Droid Sans Mono" fo:font-size="8.39999961853027pt" fo:font-weight="normal" officeooo:rsid="00276e34" fo:background-color="#1f1f1f" loext:char-shading-value="0"/>
    </style:style>
    <style:style style:name="T5" style:family="text">
      <style:text-properties fo:color="#6a9955" loext:opacity="100%" style:font-name="Droid Sans Mono" fo:font-size="8.39999961853027pt" fo:language="zxx" fo:country="none" fo:font-weight="normal" fo:background-color="#1f1f1f" loext:char-shading-value="0" style:language-asian="zxx" style:country-asian="none" style:language-complex="zxx" style:country-complex="none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officeooo:rsid="0026f610" style:language-asian="zxx" style:country-asian="none" style:language-complex="zxx" style:country-complex="none"/>
    </style:style>
    <style:style style:name="T8" style:family="text">
      <style:text-properties fo:language="zxx" fo:country="none" officeooo:rsid="00276e34" style:language-asian="zxx" style:country-asian="none" style:language-complex="zxx" style:country-complex="none"/>
    </style:style>
    <style:style style:name="T9" style:family="text">
      <style:text-properties fo:language="zxx" fo:country="none" officeooo:rsid="002af7f2" style:language-asian="zxx" style:country-asian="none" style:language-complex="zxx" style:country-complex="none"/>
    </style:style>
    <style:style style:name="T10" style:family="text">
      <style:text-properties officeooo:rsid="002c5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 Kinematics </text:p>
      <text:p text:style-name="P2">Machine Learning Report</text:p>
      <text:p text:style-name="P2"/>
      <text:p text:style-name="P3">introduzione</text:p>
      <text:p text:style-name="P3"/>
      <text:p text:style-name="P3">Datasets</text:p>
      <text:p text:style-name="P3">Per ogni robot ho creato 2 dataset. Ho utilizzato il primo in modo canonico dividendo i dati in train e test per allenare il modello. Il secondo, invece, l'ho usato come ulteriore test di validazione per vedere l'accuratezza del modello. </text:p>
      <text:p text:style-name="P3">Ho lasciato la possibilità di considerare o meno i dati di sin e cos in input e i quaternioni di orientazione in output tramite la modifica di variabili globali. <text:span text:style-name="T1">Nella funzione "parse.split_data" si nota infatti come il csv, trasformato in array tramite pandas, venga parsato considerando queste possibili opzioni anche in base al robot in esame.</text:span></text:p>
      <text:p text:style-name="P3"/>
      <text:p text:style-name="P4">Models</text:p>
      <text:p text:style-name="P6">Riguardo i modelli, ho utilizzato diversi tipi di neural network a 2 o 3 layer, valutando tramite una hyper parameter search le seguenti variabili: numero di neuroni per ogni layer e la funzione di attivazione, di loss e l'optimizer utilizzati nella compilazione della rete. </text:p>
      <text:p text:style-name="P9"/>
      <text:p text:style-name="P9"/>
      <text:p text:style-name="P11">si nota come dropout e regularize non sono di aiuto <text:span text:style-name="T10">per piccoli numeri di neuroni</text:span>, bensì aumentano l'errore sul test.</text:p>
      <text:p text:style-name="P10">Esempio su Layers (12,12), activation RELU</text:p>
      <text:p text:style-name="P10"/>
      <text:p text:style-name="P6">625/625 [==============================] - 0s 487us/step</text:p>
      <text:p text:style-name="P6">Loss=mean_squared_error, Optimizer=adam, Dropout=True, Regularize=True</text:p>
      <text:p text:style-name="P6">Mean Pos Error: 0.03880353568175236, Total Error: 0.03880353568175236</text:p>
      <text:p text:style-name="P6">625/625 [==============================] - 0s 483us/step</text:p>
      <text:p text:style-name="P6">Loss=mean_squared_error, Optimizer=adam, Dropout=True, Regularize=False</text:p>
      <text:p text:style-name="P6">Mean Pos Error: 0.027752858171472213, Total Error: 0.027752858171472213</text:p>
      <text:p text:style-name="P6">625/625 [==============================] - 0s 490us/step</text:p>
      <text:p text:style-name="P6">Loss=mean_squared_error, Optimizer=adam, Dropout=False, Regularize=True</text:p>
      <text:p text:style-name="P6">Mean Pos Error: 0.02616633234204491, Total Error: 0.02616633234204491</text:p>
      <text:p text:style-name="P6">625/625 [==============================] - 0s 488us/step</text:p>
      <text:p text:style-name="P6">Loss=mean_squared_error, Optimizer=adam, Dropout=False, Regularize=False</text:p>
      <text:p text:style-name="P6">Mean Pos Error: 0.018233888439547506, Total Error: 0.018233888439547506</text:p>
      <text:p text:style-name="P6"/>
      <text:p text:style-name="P13">Invece, aumentando i nodi della rete, la regularization può addirittura migliorare l'errore:</text:p>
      <text:p text:style-name="P13">Configuration: Neurons=(48, 48), Activation=relu</text:p>
      <text:p text:style-name="P13"/>
      <text:p text:style-name="P13">Loss=mean_absolute_error, Optimizer=adam, Dropout=True, Regularize=True</text:p>
      <text:p text:style-name="P13">Mean Pos Error: 0.017697347351313755, Total Error: 0.017697347351313755</text:p>
      <text:p text:style-name="P13">625/625 [==============================] - 0s 465us/step</text:p>
      <text:p text:style-name="P13">Loss=mean_absolute_error, Optimizer=adam, Dropout=True, Regularize=False</text:p>
      <text:p text:style-name="P13">Mean Pos Error: 0.016369005529970143, Total Error: 0.016369005529970143</text:p>
      <text:p text:style-name="P13">625/625 [==============================] - 0s 464us/step</text:p>
      <text:p text:style-name="P13">Loss=mean_absolute_error, Optimizer=adam, Dropout=False, Regularize=True</text:p>
      <text:p text:style-name="P13">Mean Pos Error: 0.00598208213603072, Total Error: 0.00598208213603072</text:p>
      <text:p text:style-name="P13">625/625 [==============================] - 0s 456us/step</text:p>
      <text:p text:style-name="P13"><text:soft-page-break/>Loss=mean_absolute_error, Optimizer=adam, Dropout=False, Regularize=False</text:p>
      <text:p text:style-name="P13">Mean Pos Error: 0.006165220054456053, Total Error: 0.006165220054456053</text:p>
      <text:p text:style-name="P13"/>
      <text:p text:style-name="P25">Questi ultimi sono infatti i migliori modelli:</text:p>
      <text:p text:style-name="P25">Best Configuration:</text:p>
      <text:p text:style-name="P25">Neurons: (48, 48), Activation: relu, Loss: mean_absolute_error, Optimizer: adam, Dropout: False, Regularize: True</text:p>
      <text:p text:style-name="P25">Best Mean Total Error: 0.00598208213603072</text:p>
      <text:p text:style-name="P5"/>
      <text:p text:style-name="P8">Valutazione del Modello</text:p>
      <text:p text:style-name="P14">[TODO: spiega come hai valutato il modello]</text:p>
      <text:p text:style-name="P5"/>
      <text:p text:style-name="P7">Jacobiana</text:p>
      <text:p text:style-name="P8">Ho creato un set di 100 vettori theta random e li ho utilizzati come variabili per valutare la jacobiana del modello trainato. Ho comparato questa jacobiana con la vera jacobiana derivante dalla <text:s text:c="2"/>funzione di cinematica diretta, plottando i risultati con matplot lib. [IMMAGINI ESEMPI]<text:line-break/>Come ci si poteva aspettare, si nota che in base al numero di neuroni in ogni layer cambia l'errore medio della jacobiana del modello: per due layer (8,8), si ha un alto errore, che scende all'aumentare fino alla configurazione (32,32) per poi tornare a crescere se si arriva alla configurazione (48,48).</text:p>
      <text:p text:style-name="P8"/>
      <text:p text:style-name="P8">Valutazione della Jacobiana</text:p>
      <text:p text:style-name="P25">[TODO]</text:p>
      <text:p text:style-name="P8"/>
      <text:p text:style-name="P8"/>
      <text:p text:style-name="P8">Inverse Kinematics</text:p>
      <text:p text:style-name="P12">Ho scritto una funzione che, dati in input una configurazione di theta iniziale per i giunti e una posizione finale da raggiungere, ritorna la configurazione finale dei theta che posizionano l'end-effector in quella posizione. La funzione implementa i 2 algoritmi richiesti e ne esegue uno in base a quanto richiesto dai parametri:</text:p>
      <text:p text:style-name="Standard"><text:span text:style-name="T2">- Newton-Raphson: </text:span><text:span text:style-name="T3">x_{n+1} = x_n - J^-1 * </text:span><text:span text:style-name="T4">err</text:span><text:span text:style-name="T3">(x_n)</text:span> <text:span text:style-name="T7"><text:line-break/></text:span><text:span text:style-name="T8">Ad ogni passo valuta la jacobiana nel theta corrente e la inverte per poi moltiplicarla per l'errore tra la FK del modello sul theta corrente e la posizione finale da raggiungere.</text:span></text:p>
      <text:p text:style-name="Standard"><text:span text:style-name="T8">- </text:span><text:span text:style-name="T6">Levenberg-Marquardt: </text:span><text:span text:style-name="T5">x_{n+1} = x_n - (J^T * J + lambda * I)^-1 * J^T * f(x_n)</text:span></text:p>
      <text:p text:style-name="P18">invece di invertire la Jacobiana, inverte JT * J + l*I per evitare casi singolari e cadute di rango. Nella teoria, il fattore lambda dovrebbe essere dinamicoper permettere step grandi o piccoli <text:s/>in base all'errore, ma nella mia implementazione, il fattore è statico.</text:p>
      <text:p text:style-name="P18"/>
      <text:p text:style-name="P18">Mettendo theta e posizione randomici, noto che il secondo metodo converge il più delle volte, rispetto al primo. Ma considerando i workspace dei robot e i loro boundaries, quindi mettendo in input dei theta che rispettano i limiti e delle posizioni all'interno del workspace, noto addirittura che il metodo di Newton, con abbastanza iterazioni, si comporta in modo simile, se non meglio, rispetto al secondo metodo. </text:p>
      <text:p text:style-name="P18"/>
      <text:p text:style-name="P19">Le statistiche sono prese facendo uno "stress test", ovvero ripetendo il processo molte volte con diversi input, ma lasciando invariato il modello.</text:p>
      <text:p text:style-name="P19"/>
      <text:p text:style-name="P20">THETA RANDOMICI<text:line-break/></text:p>
      <text:p text:style-name="P15"># 100 iterations, Newton-Raphson</text:p>
      <text:p text:style-name="P15"># Max iteration reached: 64 / 100</text:p>
      <text:p text:style-name="P15"># Average error at max iteration: 0.318262</text:p>
      <text:p text:style-name="P15"># Average error at break: -4.885498e-07</text:p>
      <text:p text:style-name="P16"/>
      <text:p text:style-name="P15"><text:soft-page-break/># 500 iterations, Newton-Raphson</text:p>
      <text:p text:style-name="P15"># Max iteration reached: 70 / 100</text:p>
      <text:p text:style-name="P15"># Average error at max iteration: 0.31624046</text:p>
      <text:p text:style-name="P15"># Average error at break: -1.8805721e-07</text:p>
      <text:p text:style-name="P16"/>
      <text:p text:style-name="P15"># 100 iterations, Levenberg-Marquardt</text:p>
      <text:p text:style-name="P15"># Max iteration reached: 82 / 100 </text:p>
      <text:p text:style-name="P15"># Average error at max iteration: 0.06085123</text:p>
      <text:p text:style-name="P15"># Average error at break: 0.00099721</text:p>
      <text:p text:style-name="P16"/>
      <text:p text:style-name="P15"># 500 iterations, Levenberg-Marquardt</text:p>
      <text:p text:style-name="P15"># Max iteration reached: 33 / 100</text:p>
      <text:p text:style-name="P15"># Average error at max iteration: 0.118702054</text:p>
      <text:p text:style-name="P15"># Average error at break: 0.00098943</text:p>
      <text:p text:style-name="P20"/>
      <text:p text:style-name="P21">Si nota in effetti che, aumentando le iterazioni, il secondo metodo converge con maggiore frequenza rispetto al primo</text:p>
      <text:p text:style-name="P20"/>
      <text:p text:style-name="P20">THETA VALIDI IN BOUNDS</text:p>
      <text:p text:style-name="P20">[TODO: valuta diversi stress test con i nuovi theta]</text:p>
      <text:p text:style-name="P20"/>
      <text:p text:style-name="P24"/>
      <text:p text:style-name="P22">PID Controller</text:p>
      <text:p text:style-name="P22">Data la configurazione di theta iniziale (randomica) e finale (presa dall'algoritmo di inverse kinematics) ho creato e tunato un controller che porta il braccio robotico da una configurazione all'altra. Il controllore, prende in input la configurazione corrente e calcola l'errore rispetto a quella voluta. Poi, considerando i Kp Ki e Kd, calcola un' "azione" da dare in input ai torques dei giunti del braccio. </text:p>
      <text:p text:style-name="P22">Nella simulazione ho inserito 3 sfere: <text:line-break/>- la sfera rossa indica la posizione voluta e data in input all'inverse kinematic algorithm</text:p>
      <text:p text:style-name="P22">- la sfera blu indica la posizione calcolata tramite la vera FK a partire dal theta finale, output dell'algoritmo di inverse kin</text:p>
      <text:p text:style-name="P22">- la sfera verde indica la posizione <text:s/>calcolata tramite la FK del modello a partire dal theta finale.</text:p>
      <text:p text:style-name="P22"/>
      <text:p text:style-name="P22">Si nota che, aumentando il numero di neuroni della rete, queste 3 sfere sono sempre più vicine, sintomo della accuratezza del modello. Accadono a volte però alcuni errori:</text:p>
      <text:p text:style-name="P17"><text:span text:style-name="T6">1. Le 3 sfere sono molto distanti: questo è dovuto al fatto che l'algoritmo di inverse kinematics non ha trovato convergenza, quindi ha restituito un final_theta sbagliato, lontano dalla sfera rossa voluta. </text:span><text:span text:style-name="T9">Una soluzione semplice, è quella di aumentare il numero di iterazioni, o cambiare algoritmo.</text:span></text:p>
      <text:p text:style-name="P17"><text:span text:style-name="T6">2. Position out of workspace: a causa della ridondanza dei robot per una semplice task di posizione senza orientamento </text:span><text:span text:style-name="T9">richiesto</text:span><text:span text:style-name="T6">, </text:span><text:span text:style-name="T9">esistono diverse configurazioni che portano il robot ad una certa posizione. L'algoritmo di cinematica inversa non è istruito a questa cosa e quindi a volte può ritornare valori di angoli di configurazione non ammessi dai boundaries dei giunti. Una soluzione potrebbe essere quella di considerare l'orientamento:</text:span></text:p>
      <text:p text:style-name="P23">- nel caso del 2DOF, invece di 2 soluzioni, ce ne sarebbe solo una.</text:p>
      <text:p text:style-name="P23">- nel caso del 3DOF, si porterebbe il caso invece a sole 2 soluzioni possibili.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0:46:37.627934126</meta:creation-date>
    <dc:date>2024-12-04T13:29:39.538695618</dc:date>
    <meta:editing-duration>PT27M47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1117" meta:character-count="7803" meta:non-whitespace-character-count="6755"/>
  </office:meta>
</office:document-meta>
</file>